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046cm"/>
    </style:style>
    <style:style style:name="co5" style:family="table-column">
      <style:table-column-properties fo:break-before="auto" style:column-width="7.7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mmande</text:p>
          </table:table-cell>
          <table:table-cell office:value-type="string" calcext:value-type="string">
            <text:p>Lignes</text:p>
          </table:table-cell>
        </table:table-row>
        <table:table-row table:style-name="ro1">
          <table:table-cell office:value-type="string" calcext:value-type="string">
            <text:p>./count.sh</text:p>
          </table:table-cell>
          <table:table-cell office:value-type="float" office:value="39" calcext:value-type="float">
            <text:p>39</text:p>
          </table:table-cell>
        </table:table-row>
      </table:table>
      <table:table table:name="Complexité Cyclomatique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arametres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table:formula="of:=[.B2]-[.B3]+2*[.B4]" office:value-type="float" office:value="4" calcext:value-type="float">
            <text:p>4</text:p>
          </table:table-cell>
          <table:table-cell/>
        </table:table-row>
      </table:table>
      <table:table table:name="Réponse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Questions</text:p>
          </table:table-cell>
          <table:table-cell office:value-type="string" calcext:value-type="string">
            <text:p>Réponses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table:formula="of:=[$Halstead.B12]" office:value-type="float" office:value="11425.2250547269" calcext:value-type="float">
            <text:p>11425,2250547269</text:p>
          </table:table-cell>
        </table:table-row>
      </table:table>
      <table:table table:name="Halstead" table:style-name="ta1"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rametres :</text:p>
          </table:table-cell>
          <table:table-cell/>
          <table:table-cell office:value-type="string" calcext:value-type="string">
            <text:p>Commentaires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t,if,(),&lt;,=,return,for,+,-,void,&lt;=,{},void,swap,++,*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,j,iqsort0,n,0,1,a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étriques de Halstead 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ueur du programme (N)</text:p>
          </table:table-cell>
          <table:table-cell table:formula="of:=[.B3]+[.B5]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Vocabulaire du programme (n)</text:p>
          </table:table-cell>
          <table:table-cell table:formula="of:=[.B2]+[.B4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Volume</text:p>
          </table:table-cell>
          <table:table-cell table:formula="of:=[.B8]*LOG([.B9];2)" office:value-type="float" office:value="294.031527143706" calcext:value-type="float">
            <text:p>294,031527143706</text:p>
          </table:table-cell>
          <table:table-cell/>
        </table:table-row>
        <table:table-row table:style-name="ro1">
          <table:table-cell office:value-type="string" calcext:value-type="string">
            <text:p>Difficulté</text:p>
          </table:table-cell>
          <table:table-cell table:formula="of:=([.B2]/2)*([.B5]/[.B4])" office:value-type="float" office:value="38.8571428571429" calcext:value-type="float">
            <text:p>38,8571428571429</text:p>
          </table:table-cell>
          <table:table-cell/>
        </table:table-row>
        <table:table-row table:style-name="ro1">
          <table:table-cell office:value-type="string" calcext:value-type="string">
            <text:p>Effort</text:p>
          </table:table-cell>
          <table:table-cell table:formula="of:=[.B11]*[.B10]" office:value-type="float" office:value="11425.2250547269" calcext:value-type="float">
            <text:p>11425,225054726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6:19:23.7062126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3:57:51.029808819</meta:creation-date>
    <meta:generator>LibreOffice/24.2.7.2$Linux_X86_64 LibreOffice_project/420$Build-2</meta:generator>
    <dc:date>2025-10-16T15:14:24.543903560</dc:date>
    <meta:editing-duration>PT14M11S</meta:editing-duration>
    <meta:editing-cycles>6</meta:editing-cycles>
    <meta:document-statistic meta:table-count="4" meta:cell-count="42" meta:object-count="0"/>
  </office:meta>
</office:document-meta>
</file>